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HandlerException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HandlerException.DocumentHandler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HandlerException.DocumentHandler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HandlerException.printStackTr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HandlerException.printStackTrace( PrintStream 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HandlerException.printStackTrace( PrintWriter p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HandlerException.DocumentHandler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